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46</text:p>
          </table:table-cell>
          <table:table-cell table:style-name="Default"/>
          <table:table-cell table:style-name="Default" office:value-type="string">
            <text:p>Size: 1599</text:p>
          </table:table-cell>
          <table:table-cell/>
          <table:table-cell table:style-name="Default" office:value-type="string">
            <text:p>size: 263739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5.606622058153233e-7</text:p>
          </table:table-cell>
          <table:table-cell table:style-name="ce2" table:formula="of:=[.B2]/[.B4]" office:value-type="float" office:value="0.688799010785883">
            <text:p>6.89E-001</text:p>
          </table:table-cell>
          <table:table-cell office:value-type="string">
            <text:p>6.093444955165369e-7</text:p>
          </table:table-cell>
          <table:table-cell table:style-name="ce2" table:formula="of:=[.D2]/[.D4]" office:value-type="float" office:value="0.170246275190251">
            <text:p>1.70E-001</text:p>
          </table:table-cell>
          <table:table-cell office:value-type="string">
            <text:p>6.908650024594938e-7</text:p>
          </table:table-cell>
          <table:table-cell table:style-name="ce2" table:formula="of:=[.F2]/[.F4]" office:value-type="float" office:value="0.0130360398273906">
            <text:p>1.30E-002</text:p>
          </table:table-cell>
          <table:table-cell table:style-name="ce1" office:value-type="string">
            <text:p>7.16365111786906e-7</text:p>
          </table:table-cell>
          <table:table-cell table:style-name="ce2" table:formula="of:=[.H2]/[.H4]" office:value-type="float" office:value="0.0000338209786285749">
            <text:p>3.38E-005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2.5237336323366145e-7</text:p>
          </table:table-cell>
          <table:table-cell table:style-name="ce2" table:formula="of:=[.B3]/[.B4]" office:value-type="float" office:value="0.310052151083128">
            <text:p>3.10E-001</text:p>
          </table:table-cell>
          <table:table-cell office:value-type="string">
            <text:p>3.049795607734898e-7</text:p>
          </table:table-cell>
          <table:table-cell table:style-name="ce2" table:formula="of:=[.D3]/[.D4]" office:value-type="float" office:value="0.0852089985433149">
            <text:p>8.52E-002</text:p>
          </table:table-cell>
          <table:table-cell office:value-type="string">
            <text:p>3.2346519560651276e-7</text:p>
          </table:table-cell>
          <table:table-cell table:style-name="ce2" table:formula="of:=[.F3]/[.F4]" office:value-type="float" office:value="0.00610351538678268">
            <text:p>6.10E-003</text:p>
          </table:table-cell>
          <table:table-cell table:style-name="ce1" office:value-type="string">
            <text:p>3.3758203566250307e-7</text:p>
          </table:table-cell>
          <table:table-cell table:style-name="ce2" table:formula="of:=[.H3]/[.H4]" office:value-type="float" office:value="0.0000159378990205885">
            <text:p>1.59E-005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8.139706896147215e-7</text:p>
          </table:table-cell>
          <table:table-cell/>
          <table:table-cell office:value-type="string">
            <text:p>3.579194286838819e-6</text:p>
          </table:table-cell>
          <table:table-cell/>
          <table:table-cell office:value-type="string">
            <text:p>5.299653971660083e-5</text:p>
          </table:table-cell>
          <table:table-cell/>
          <table:table-cell table:style-name="ce1" office:value-type="string">
            <text:p>2.1181087621801042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1.948416747835356e-5</text:p>
          </table:table-cell>
          <table:table-cell table:style-name="ce3" table:formula="of:=[.B5]/[.B7]" office:value-type="float" office:value="3.58667804965131">
            <text:p>3.59</text:p>
          </table:table-cell>
          <table:table-cell office:value-type="string">
            <text:p>7.241799462184046e-5</text:p>
          </table:table-cell>
          <table:table-cell table:style-name="ce3" table:formula="of:=[.D5]/[.D7]" office:value-type="float" office:value="4.39644772124793">
            <text:p>4.40</text:p>
          </table:table-cell>
          <table:table-cell office:value-type="string">
            <text:p>1.0153203442517448e-3</text:p>
          </table:table-cell>
          <table:table-cell table:style-name="ce3" table:formula="of:=[.F5]/[.F7]" office:value-type="float" office:value="4.29503289491069">
            <text:p>4.30</text:p>
          </table:table-cell>
          <table:table-cell office:value-type="float" office:value="0.215262613424413">
            <text:p>0.2152626134</text:p>
          </table:table-cell>
          <table:table-cell table:style-name="ce3" table:formula="of:=[.H5]/[.H7]" office:value-type="float" office:value="4.12430043293203">
            <text:p>4.12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2.1051348864486797e-5</text:p>
          </table:table-cell>
          <table:table-cell table:style-name="ce3" table:formula="of:=[.B6]/[.B7]" office:value-type="float" office:value="3.87516741332112">
            <text:p>3.88</text:p>
          </table:table-cell>
          <table:table-cell office:value-type="string">
            <text:p>7.861808688241291e-5</text:p>
          </table:table-cell>
          <table:table-cell table:style-name="ce3" table:formula="of:=[.D6]/[.D7]" office:value-type="float" office:value="4.77285115015895">
            <text:p>4.77</text:p>
          </table:table-cell>
          <table:table-cell office:value-type="string">
            <text:p>1.0192289817602925e-3</text:p>
          </table:table-cell>
          <table:table-cell table:style-name="ce3" table:formula="of:=[.F6]/[.F7]" office:value-type="float" office:value="4.31156730867334">
            <text:p>4.31</text:p>
          </table:table-cell>
          <table:table-cell office:value-type="float" office:value="0.186033661493414">
            <text:p>0.1860336615</text:p>
          </table:table-cell>
          <table:table-cell table:style-name="ce3" table:formula="of:=[.H6]/[.H7]" office:value-type="float" office:value="3.56429153410158">
            <text:p>3.56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5.432371461455198e-6</text:p>
          </table:table-cell>
          <table:table-cell table:style-name="ce3"/>
          <table:table-cell office:value-type="string">
            <text:p>1.6471933527571823e-5</text:p>
          </table:table-cell>
          <table:table-cell table:style-name="ce3"/>
          <table:table-cell office:value-type="string">
            <text:p>2.3639407871702868e-4</text:p>
          </table:table-cell>
          <table:table-cell table:style-name="ce3"/>
          <table:table-cell table:style-name="ce1" office:value-type="string">
            <text:p>5.219372762119068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5.770535081838775e-6</text:p>
          </table:table-cell>
          <table:table-cell table:style-name="ce3" table:formula="of:=[.B8]/[.B9]" office:value-type="float" office:value="2.01635569893624">
            <text:p>2.02</text:p>
          </table:table-cell>
          <table:table-cell office:value-type="string">
            <text:p>1.940187727717227e-5</text:p>
          </table:table-cell>
          <table:table-cell table:style-name="ce3" table:formula="of:=[.D8]/[.D9]" office:value-type="float" office:value="1.59987799209832">
            <text:p>1.60</text:p>
          </table:table-cell>
          <table:table-cell office:value-type="string">
            <text:p>3.552640434196091e-4</text:p>
          </table:table-cell>
          <table:table-cell table:style-name="ce3" table:formula="of:=[.F8]/[.F9]" office:value-type="float" office:value="2.34671046082272">
            <text:p>2.35</text:p>
          </table:table-cell>
          <table:table-cell table:style-name="ce1" office:value-type="string">
            <text:p>6.380230916415935e-2</text:p>
          </table:table-cell>
          <table:table-cell table:style-name="ce3" table:formula="of:=[.H8]/[.H9]" office:value-type="float" office:value="2.65502385112023">
            <text:p>2.66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2.8618636507849888e-6</text:p>
          </table:table-cell>
          <table:table-cell table:style-name="ce3"/>
          <table:table-cell office:value-type="string">
            <text:p>1.2127098049349189e-5</text:p>
          </table:table-cell>
          <table:table-cell table:style-name="ce3"/>
          <table:table-cell office:value-type="string">
            <text:p>1.5138810234606424e-4</text:p>
          </table:table-cell>
          <table:table-cell table:style-name="ce3"/>
          <table:table-cell table:style-name="ce1" office:value-type="string">
            <text:p>2.4030785688512465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1.9728356232210385e-5</text:p>
          </table:table-cell>
          <table:table-cell table:style-name="ce3" table:formula="of:=[.B10]/[.B12]" office:value-type="float" office:value="8.88416797213717">
            <text:p>8.88</text:p>
          </table:table-cell>
          <table:table-cell office:value-type="string">
            <text:p>6.57330068739821e-5</text:p>
          </table:table-cell>
          <table:table-cell table:style-name="ce3" table:formula="of:=[.D10]/[.D12]" office:value-type="float" office:value="7.41726089405297">
            <text:p>7.42</text:p>
          </table:table-cell>
          <table:table-cell office:value-type="string">
            <text:p>8.76781352407792e-4</text:p>
          </table:table-cell>
          <table:table-cell table:style-name="ce3" table:formula="of:=[.F10]/[.F12]" office:value-type="float" office:value="8.85462790611654">
            <text:p>8.85</text:p>
          </table:table-cell>
          <table:table-cell office:value-type="float" office:value="0.184873385557287">
            <text:p>0.1848733856</text:p>
          </table:table-cell>
          <table:table-cell table:style-name="ce3" table:formula="of:=[.H10]/[.H12]" office:value-type="float" office:value="6.58250420082842">
            <text:p>6.58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2.1131896833958003e-5</text:p>
          </table:table-cell>
          <table:table-cell table:style-name="ce3" table:formula="of:=[.B11]/[.B12]" office:value-type="float" office:value="9.51621710562158">
            <text:p>9.52</text:p>
          </table:table-cell>
          <table:table-cell office:value-type="string">
            <text:p>8.143375272459712e-5</text:p>
          </table:table-cell>
          <table:table-cell table:style-name="ce3" table:formula="of:=[.D11]/[.D12]" office:value-type="float" office:value="9.18892073046502">
            <text:p>9.19</text:p>
          </table:table-cell>
          <table:table-cell office:value-type="string">
            <text:p>1.111882843172928e-3</text:p>
          </table:table-cell>
          <table:table-cell table:style-name="ce3" table:formula="of:=[.F11]/[.F12]" office:value-type="float" office:value="11.2289213547417">
            <text:p>11.23</text:p>
          </table:table-cell>
          <table:table-cell office:value-type="float" office:value="0.189182436594122">
            <text:p>0.1891824366</text:p>
          </table:table-cell>
          <table:table-cell table:style-name="ce3" table:formula="of:=[.H11]/[.H12]" office:value-type="float" office:value="6.73592999798167">
            <text:p>6.74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2.220619454076413e-6</text:p>
          </table:table-cell>
          <table:table-cell table:style-name="ce3"/>
          <table:table-cell office:value-type="string">
            <text:p>8.862167289637295e-6</text:p>
          </table:table-cell>
          <table:table-cell table:style-name="ce3"/>
          <table:table-cell office:value-type="string">
            <text:p>9.901955922982774e-5</text:p>
          </table:table-cell>
          <table:table-cell table:style-name="ce3"/>
          <table:table-cell table:style-name="ce1" office:value-type="string">
            <text:p>2.808557046329273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5.530453006466068e-6</text:p>
          </table:table-cell>
          <table:table-cell table:style-name="ce3" table:formula="of:=[.B13]/[.B14]" office:value-type="float" office:value="4.30438464668068">
            <text:p>4.30</text:p>
          </table:table-cell>
          <table:table-cell office:value-type="string">
            <text:p>2.3268868303327665e-5</text:p>
          </table:table-cell>
          <table:table-cell table:style-name="ce3" table:formula="of:=[.D13]/[.D14]" office:value-type="float" office:value="4.96305843077232">
            <text:p>4.96</text:p>
          </table:table-cell>
          <table:table-cell office:value-type="string">
            <text:p>2.3360693667916693e-4</text:p>
          </table:table-cell>
          <table:table-cell table:style-name="ce3" table:formula="of:=[.F13]/[.F14]" office:value-type="float" office:value="4.13981275478349">
            <text:p>4.14</text:p>
          </table:table-cell>
          <table:table-cell table:style-name="ce1" office:value-type="string">
            <text:p>4.036122334872976e-2</text:p>
          </table:table-cell>
          <table:table-cell table:style-name="ce3" table:formula="of:=[.H13]/[.H14]" office:value-type="float" office:value="4.47627269287073">
            <text:p>4.48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1.284841727778875e-6</text:p>
          </table:table-cell>
          <table:table-cell table:style-name="ce3"/>
          <table:table-cell office:value-type="string">
            <text:p>4.688413128294906e-6</text:p>
          </table:table-cell>
          <table:table-cell table:style-name="ce3"/>
          <table:table-cell office:value-type="string">
            <text:p>5.642934850356156e-5</text:p>
          </table:table-cell>
          <table:table-cell table:style-name="ce3"/>
          <table:table-cell table:style-name="ce1" office:value-type="string">
            <text:p>9.016703431185559e-3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2.582746559537784e-5</text:p>
          </table:table-cell>
          <table:table-cell table:style-name="ce3" table:formula="of:=[.B15]/[.B17]" office:value-type="float" office:value="7.05866670873832">
            <text:p>7.06</text:p>
          </table:table-cell>
          <table:table-cell office:value-type="string">
            <text:p>8.872926321620968e-5</text:p>
          </table:table-cell>
          <table:table-cell table:style-name="ce3" table:formula="of:=[.D15]/[.D17]" office:value-type="float" office:value="6.84896845298836">
            <text:p>6.85</text:p>
          </table:table-cell>
          <table:table-cell office:value-type="string">
            <text:p>1.1378047970229503e-3</text:p>
          </table:table-cell>
          <table:table-cell table:style-name="ce3" table:formula="of:=[.F15]/[.F17]" office:value-type="float" office:value="9.88670107043034">
            <text:p>9.89</text:p>
          </table:table-cell>
          <table:table-cell office:value-type="float" office:value="0.240432474741094">
            <text:p>0.2404324747</text:p>
          </table:table-cell>
          <table:table-cell table:style-name="ce3" table:formula="of:=[.H15]/[.H17]" office:value-type="float" office:value="16.0238701017786">
            <text:p>16.02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2.6905277431144343e-5</text:p>
          </table:table-cell>
          <table:table-cell table:style-name="ce3" table:formula="of:=[.B16]/[.B17]" office:value-type="float" office:value="7.35323353316458">
            <text:p>7.35</text:p>
          </table:table-cell>
          <table:table-cell office:value-type="string">
            <text:p>9.37064208018007e-5</text:p>
          </table:table-cell>
          <table:table-cell table:style-name="ce3" table:formula="of:=[.D16]/[.D17]" office:value-type="float" office:value="7.23315281397195">
            <text:p>7.23</text:p>
          </table:table-cell>
          <table:table-cell office:value-type="string">
            <text:p>1.0967360046798106e-3</text:p>
          </table:table-cell>
          <table:table-cell table:style-name="ce3" table:formula="of:=[.F16]/[.F17]" office:value-type="float" office:value="9.52984295708561">
            <text:p>9.53</text:p>
          </table:table-cell>
          <table:table-cell office:value-type="float" office:value="0.206341471799963">
            <text:p>0.2063414718</text:p>
          </table:table-cell>
          <table:table-cell table:style-name="ce3" table:formula="of:=[.H16]/[.H17]" office:value-type="float" office:value="13.7518400719072">
            <text:p>13.75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3.6589722480315708e-6</text:p>
          </table:table-cell>
          <table:table-cell table:style-name="ce3"/>
          <table:table-cell office:value-type="string">
            <text:p>1.2955128035010163e-5</text:p>
          </table:table-cell>
          <table:table-cell table:style-name="ce3"/>
          <table:table-cell office:value-type="string">
            <text:p>1.1508437333317942e-4</text:p>
          </table:table-cell>
          <table:table-cell table:style-name="ce3"/>
          <table:table-cell table:style-name="ce1" office:value-type="string">
            <text:p>1.5004644521825454e-2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8.396174875319812e-6</text:p>
          </table:table-cell>
          <table:table-cell table:style-name="ce3" table:formula="of:=[.B18]/[.B20]" office:value-type="float" office:value="5.3394096185191">
            <text:p>5.34</text:p>
          </table:table-cell>
          <table:table-cell office:value-type="string">
            <text:p>3.247789643142026e-5</text:p>
          </table:table-cell>
          <table:table-cell table:style-name="ce3" table:formula="of:=[.D18]/[.D20]" office:value-type="float" office:value="4.23084882735276">
            <text:p>4.23</text:p>
          </table:table-cell>
          <table:table-cell office:value-type="string">
            <text:p>3.906638127993914e-4</text:p>
          </table:table-cell>
          <table:table-cell table:style-name="ce3" table:formula="of:=[.F18]/[.F20]" office:value-type="float" office:value="5.70204946335207">
            <text:p>5.70</text:p>
          </table:table-cell>
          <table:table-cell table:style-name="ce1" office:value-type="string">
            <text:p>7.117756856357343e-2</text:p>
          </table:table-cell>
          <table:table-cell table:style-name="ce3" table:formula="of:=[.H18]/[.H20]" office:value-type="float" office:value="10.2969042161926">
            <text:p>10.30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7.924371964079847e-6</text:p>
          </table:table-cell>
          <table:table-cell table:style-name="ce3" table:formula="of:=[.B19]/[.B20]" office:value-type="float" office:value="5.03937430008797">
            <text:p>5.04</text:p>
          </table:table-cell>
          <table:table-cell office:value-type="string">
            <text:p>3.160659347054443e-5</text:p>
          </table:table-cell>
          <table:table-cell table:style-name="ce3" table:formula="of:=[.D19]/[.D20]" office:value-type="float" office:value="4.11734544458059">
            <text:p>4.12</text:p>
          </table:table-cell>
          <table:table-cell office:value-type="string">
            <text:p>2.681227783898308e-4</text:p>
          </table:table-cell>
          <table:table-cell table:style-name="ce3" table:formula="of:=[.F19]/[.F20]" office:value-type="float" office:value="3.91346547732404">
            <text:p>3.91</text:p>
          </table:table-cell>
          <table:table-cell table:style-name="ce1" office:value-type="string">
            <text:p>2.529057515537037e-2</text:p>
          </table:table-cell>
          <table:table-cell table:style-name="ce3" table:formula="of:=[.H19]/[.H20]" office:value-type="float" office:value="3.65866150253045">
            <text:p>3.66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1.5724912443875241e-6</text:p>
          </table:table-cell>
          <table:table-cell table:style-name="ce3"/>
          <table:table-cell office:value-type="string">
            <text:p>7.676449279267122e-6</text:p>
          </table:table-cell>
          <table:table-cell table:style-name="ce3"/>
          <table:table-cell office:value-type="string">
            <text:p>6.85128768717716e-5</text:p>
          </table:table-cell>
          <table:table-cell table:style-name="ce3"/>
          <table:table-cell table:style-name="ce1" office:value-type="string">
            <text:p>6.912521187838386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1.578289069938098e-5</text:p>
          </table:table-cell>
          <table:table-cell table:style-name="ce3" table:formula="of:=[.B21]/[.B23]" office:value-type="float" office:value="9.93122762649207">
            <text:p>9.93</text:p>
          </table:table-cell>
          <table:table-cell office:value-type="string">
            <text:p>1.4631445413291317e-5</text:p>
          </table:table-cell>
          <table:table-cell table:style-name="ce3" table:formula="of:=[.D21]/[.D23]" office:value-type="float" office:value="7.87223313246728">
            <text:p>7.87</text:p>
          </table:table-cell>
          <table:table-cell office:value-type="string">
            <text:p>1.8738166450346953e-4</text:p>
          </table:table-cell>
          <table:table-cell table:style-name="ce3" table:formula="of:=[.F21]/[.F23]" office:value-type="float" office:value="9.81805605532467">
            <text:p>9.82</text:p>
          </table:table-cell>
          <table:table-cell table:style-name="ce1" office:value-type="string">
            <text:p>3.4671356805913586e-2</text:p>
          </table:table-cell>
          <table:table-cell table:style-name="ce3" table:formula="of:=[.H21]/[.H23]" office:value-type="float" office:value="7.83258439100294">
            <text:p>7.83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1832966060098887e-5</text:p>
          </table:table-cell>
          <table:table-cell table:style-name="ce3" table:formula="of:=[.B22]/[.B23]" office:value-type="float" office:value="7.44577667537203">
            <text:p>7.45</text:p>
          </table:table-cell>
          <table:table-cell office:value-type="string">
            <text:p>1.411690093838773e-5</text:p>
          </table:table-cell>
          <table:table-cell table:style-name="ce3" table:formula="of:=[.D22]/[.D23]" office:value-type="float" office:value="7.59539007636126">
            <text:p>7.60</text:p>
          </table:table-cell>
          <table:table-cell office:value-type="string">
            <text:p>1.38372219521151e-4</text:p>
          </table:table-cell>
          <table:table-cell table:style-name="ce3" table:formula="of:=[.F22]/[.F23]" office:value-type="float" office:value="7.25015551205757">
            <text:p>7.25</text:p>
          </table:table-cell>
          <table:table-cell table:style-name="ce1" office:value-type="string">
            <text:p>1.817990077411427e-2</text:p>
          </table:table-cell>
          <table:table-cell table:style-name="ce3" table:formula="of:=[.H22]/[.H23]" office:value-type="float" office:value="4.10700993994624">
            <text:p>4.11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1.5892185027840166e-6</text:p>
          </table:table-cell>
          <table:table-cell table:style-name="ce3"/>
          <table:table-cell office:value-type="string">
            <text:p>1.8586143432347246e-6</text:p>
          </table:table-cell>
          <table:table-cell table:style-name="ce3"/>
          <table:table-cell office:value-type="string">
            <text:p>1.9085414001262086e-5</text:p>
          </table:table-cell>
          <table:table-cell table:style-name="ce3"/>
          <table:table-cell table:style-name="ce1" office:value-type="string">
            <text:p>4.426553877381717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2.591710927304385e-6</text:p>
          </table:table-cell>
          <table:table-cell table:style-name="ce3" table:formula="of:=[.B24]/[.B26]" office:value-type="float" office:value="4.59958724153359">
            <text:p>4.60</text:p>
          </table:table-cell>
          <table:table-cell office:value-type="string">
            <text:p>4.52504511896152e-6</text:p>
          </table:table-cell>
          <table:table-cell table:style-name="ce3" table:formula="of:=[.D24]/[.D26]" office:value-type="float" office:value="4.73124525983691">
            <text:p>4.73</text:p>
          </table:table-cell>
          <table:table-cell office:value-type="string">
            <text:p>4.326153131263327e-5</text:p>
          </table:table-cell>
          <table:table-cell table:style-name="ce3" table:formula="of:=[.F24]/[.F26]" office:value-type="float" office:value="4.76966017317933">
            <text:p>4.77</text:p>
          </table:table-cell>
          <table:table-cell table:style-name="ce1" office:value-type="string">
            <text:p>5.620168887493657e-3</text:p>
          </table:table-cell>
          <table:table-cell table:style-name="ce3" table:formula="of:=[.H24]/[.H26]" office:value-type="float" office:value="4.39886572796399">
            <text:p>4.40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4.406485093598613e-6</text:p>
          </table:table-cell>
          <table:table-cell table:style-name="ce3" table:formula="of:=[.B25]/[.B26]" office:value-type="float" office:value="7.82032147296794">
            <text:p>7.82</text:p>
          </table:table-cell>
          <table:table-cell office:value-type="string">
            <text:p>6.638888516436659e-6</text:p>
          </table:table-cell>
          <table:table-cell table:style-name="ce3" table:formula="of:=[.D25]/[.D26]" office:value-type="float" office:value="6.94141362090666">
            <text:p>6.94</text:p>
          </table:table-cell>
          <table:table-cell office:value-type="string">
            <text:p>6.569086441056976e-5</text:p>
          </table:table-cell>
          <table:table-cell table:style-name="ce3" table:formula="of:=[.F25]/[.F26]" office:value-type="float" office:value="7.24253372948268">
            <text:p>7.24</text:p>
          </table:table-cell>
          <table:table-cell table:style-name="ce1" office:value-type="string">
            <text:p>8.661869828280282e-3</text:p>
          </table:table-cell>
          <table:table-cell table:style-name="ce3" table:formula="of:=[.H25]/[.H26]" office:value-type="float" office:value="6.77958315674379">
            <text:p>6.78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5.634659788386273e-7</text:p>
          </table:table-cell>
          <table:table-cell table:style-name="ce3"/>
          <table:table-cell office:value-type="string">
            <text:p>9.564173638120586e-7</text:p>
          </table:table-cell>
          <table:table-cell table:style-name="ce3"/>
          <table:table-cell office:value-type="string">
            <text:p>9.070149600154077e-6</text:p>
          </table:table-cell>
          <table:table-cell table:style-name="ce3"/>
          <table:table-cell table:style-name="ce1" office:value-type="string">
            <text:p>1.277640472580405e-3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4.835039414756434e-6</text:p>
          </table:table-cell>
          <table:table-cell table:style-name="ce3" table:formula="of:=[.B27]/[.B30]" office:value-type="float" office:value="7.73907662067491">
            <text:p>7.74</text:p>
          </table:table-cell>
          <table:table-cell office:value-type="string">
            <text:p>1.7332918630747584e-5</text:p>
          </table:table-cell>
          <table:table-cell table:style-name="ce3" table:formula="of:=[.D27]/[.D30]" office:value-type="float" office:value="8.05362578427195">
            <text:p>8.05</text:p>
          </table:table-cell>
          <table:table-cell office:value-type="string">
            <text:p>2.18807665525242e-4</text:p>
          </table:table-cell>
          <table:table-cell table:style-name="ce3" table:formula="of:=[.F27]/[.F30]" office:value-type="float" office:value="7.29563986463828">
            <text:p>7.30</text:p>
          </table:table-cell>
          <table:table-cell table:style-name="ce1" office:value-type="string">
            <text:p>3.9364867338292746e-2</text:p>
          </table:table-cell>
          <table:table-cell table:style-name="ce3" table:formula="of:=[.H27]/[.H30]" office:value-type="float" office:value="7.66163548515893">
            <text:p>7.66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2.6216449438888244e-6</text:p>
          </table:table-cell>
          <table:table-cell table:style-name="ce3" table:formula="of:=[.B28]/[.B30]" office:value-type="float" office:value="4.19626591482143">
            <text:p>4.20</text:p>
          </table:table-cell>
          <table:table-cell office:value-type="string">
            <text:p>8.09716513761285e-6</text:p>
          </table:table-cell>
          <table:table-cell table:style-name="ce3" table:formula="of:=[.D28]/[.D30]" office:value-type="float" office:value="3.76229412489743">
            <text:p>3.76</text:p>
          </table:table-cell>
          <table:table-cell office:value-type="string">
            <text:p>1.390325688308202e-4</text:p>
          </table:table-cell>
          <table:table-cell table:style-name="ce3" table:formula="of:=[.F28]/[.F30]" office:value-type="float" office:value="4.63572219561102">
            <text:p>4.64</text:p>
          </table:table-cell>
          <table:table-cell table:style-name="ce1" office:value-type="string">
            <text:p>2.412581218158498e-2</text:p>
          </table:table-cell>
          <table:table-cell table:style-name="ce3" table:formula="of:=[.H28]/[.H30]" office:value-type="float" office:value="4.69563829925326">
            <text:p>4.70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2.2458269421824575e-6</text:p>
          </table:table-cell>
          <table:table-cell table:style-name="ce3" table:formula="of:=[.B29]/[.B30]" office:value-type="float" office:value="3.59472287429153">
            <text:p>3.59</text:p>
          </table:table-cell>
          <table:table-cell office:value-type="string">
            <text:p>6.86885828389027e-6</text:p>
          </table:table-cell>
          <table:table-cell table:style-name="ce3" table:formula="of:=[.D29]/[.D30]" office:value-type="float" office:value="3.19156948475576">
            <text:p>3.19</text:p>
          </table:table-cell>
          <table:table-cell office:value-type="string">
            <text:p>9.736507781667602e-5</text:p>
          </table:table-cell>
          <table:table-cell table:style-name="ce3" table:formula="of:=[.F29]/[.F30]" office:value-type="float" office:value="3.24641525440983">
            <text:p>3.25</text:p>
          </table:table-cell>
          <table:table-cell table:style-name="ce1" office:value-type="string">
            <text:p>2.7467558511846207e-2</text:p>
          </table:table-cell>
          <table:table-cell table:style-name="ce3" table:formula="of:=[.H29]/[.H30]" office:value-type="float" office:value="5.34604674712888">
            <text:p>5.35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6.247566281796006e-7</text:p>
          </table:table-cell>
          <table:table-cell table:style-name="ce3"/>
          <table:table-cell office:value-type="string">
            <text:p>2.1521882311191196e-6</text:p>
          </table:table-cell>
          <table:table-cell table:style-name="ce3"/>
          <table:table-cell office:value-type="string">
            <text:p>2.9991566138810597e-5</text:p>
          </table:table-cell>
          <table:table-cell table:style-name="ce3"/>
          <table:table-cell table:style-name="ce1" office:value-type="string">
            <text:p>5.137919627544928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2.27243507197159e-6</text:p>
          </table:table-cell>
          <table:table-cell table:style-name="ce3" table:formula="of:=[.B31]/[.B30]" office:value-type="float" office:value="3.63731246612453">
            <text:p>3.64</text:p>
          </table:table-cell>
          <table:table-cell office:value-type="string">
            <text:p>8.04046223597677e-6</text:p>
          </table:table-cell>
          <table:table-cell table:style-name="ce3" table:formula="of:=[.D31]/[.D30]" office:value-type="float" office:value="3.73594749739701">
            <text:p>3.74</text:p>
          </table:table-cell>
          <table:table-cell office:value-type="string">
            <text:p>1.0853381258466752e-4</text:p>
          </table:table-cell>
          <table:table-cell table:style-name="ce3" table:formula="of:=[.F31]/[.F30]" office:value-type="float" office:value="3.61881110450645">
            <text:p>3.62</text:p>
          </table:table-cell>
          <table:table-cell table:style-name="ce1" office:value-type="string">
            <text:p>3.188831342136157e-2</text:p>
          </table:table-cell>
          <table:table-cell table:style-name="ce3" table:formula="of:=[.H31]/[.H30]" office:value-type="float" office:value="6.20646404245114">
            <text:p>6.21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5.2049220404806135e-6</text:p>
          </table:table-cell>
          <table:table-cell table:style-name="ce3" table:formula="of:=[.B32]/[.B35]" office:value-type="float" office:value="5.28377324900602">
            <text:p>5.28</text:p>
          </table:table-cell>
          <table:table-cell office:value-type="string">
            <text:p>1.7392454429961633e-5</text:p>
          </table:table-cell>
          <table:table-cell table:style-name="ce3" table:formula="of:=[.D32]/[.D35]" office:value-type="float" office:value="5.36084152532487">
            <text:p>5.36</text:p>
          </table:table-cell>
          <table:table-cell office:value-type="string">
            <text:p>2.2964731298352262e-4</text:p>
          </table:table-cell>
          <table:table-cell table:style-name="ce3" table:formula="of:=[.F32]/[.F35]" office:value-type="float" office:value="5.41962870800288">
            <text:p>5.42</text:p>
          </table:table-cell>
          <table:table-cell table:style-name="ce1" office:value-type="string">
            <text:p>5.0926294454686785e-2</text:p>
          </table:table-cell>
          <table:table-cell table:style-name="ce3" table:formula="of:=[.H32]/[.H35]" office:value-type="float" office:value="3.36558775386521">
            <text:p>3.37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3.7721679299301143e-6</text:p>
          </table:table-cell>
          <table:table-cell table:style-name="ce3" table:formula="of:=[.B33]/[.B35]" office:value-type="float" office:value="3.82931383869156">
            <text:p>3.83</text:p>
          </table:table-cell>
          <table:table-cell office:value-type="string">
            <text:p>1.2654541049377856e-5</text:p>
          </table:table-cell>
          <table:table-cell table:style-name="ce3" table:formula="of:=[.D33]/[.D35]" office:value-type="float" office:value="3.90048393771083">
            <text:p>3.90</text:p>
          </table:table-cell>
          <table:table-cell office:value-type="string">
            <text:p>1.7476084949490643e-4</text:p>
          </table:table-cell>
          <table:table-cell table:style-name="ce3" table:formula="of:=[.F33]/[.F35]" office:value-type="float" office:value="4.12431961276866">
            <text:p>4.12</text:p>
          </table:table-cell>
          <table:table-cell table:style-name="ce1" office:value-type="string">
            <text:p>4.182716620837942e-2</text:p>
          </table:table-cell>
          <table:table-cell table:style-name="ce3" table:formula="of:=[.H33]/[.H35]" office:value-type="float" office:value="2.76424978249819">
            <text:p>2.76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2.2448059888633402e-6</text:p>
          </table:table-cell>
          <table:table-cell table:style-name="ce3" table:formula="of:=[.B34]/[.B35]" office:value-type="float" office:value="2.27881335030897">
            <text:p>2.28</text:p>
          </table:table-cell>
          <table:table-cell office:value-type="string">
            <text:p>7.1446724124121525e-6</text:p>
          </table:table-cell>
          <table:table-cell table:style-name="ce3" table:formula="of:=[.D34]/[.D35]" office:value-type="float" office:value="2.20218812172484">
            <text:p>2.20</text:p>
          </table:table-cell>
          <table:table-cell office:value-type="string">
            <text:p>9.632209227318858e-5</text:p>
          </table:table-cell>
          <table:table-cell table:style-name="ce3" table:formula="of:=[.F34]/[.F35]" office:value-type="float" office:value="2.27318129577301">
            <text:p>2.27</text:p>
          </table:table-cell>
          <table:table-cell table:style-name="ce1" office:value-type="string">
            <text:p>2.7099695333593035e-2</text:p>
          </table:table-cell>
          <table:table-cell table:style-name="ce3" table:formula="of:=[.H34]/[.H35]" office:value-type="float" office:value="1.7909491300093">
            <text:p>1.79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9.850767236197662e-7</text:p>
          </table:table-cell>
          <table:table-cell table:style-name="ce3"/>
          <table:table-cell office:value-type="string">
            <text:p>3.2443515346982092e-6</text:p>
          </table:table-cell>
          <table:table-cell table:style-name="ce3"/>
          <table:table-cell office:value-type="string">
            <text:p>4.237325568897637e-5</text:p>
          </table:table-cell>
          <table:table-cell table:style-name="ce3"/>
          <table:table-cell table:style-name="ce1" office:value-type="string">
            <text:p>1.5131471284978526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2.242482834439436e-6</text:p>
          </table:table-cell>
          <table:table-cell table:style-name="ce3" table:formula="of:=[.B36]/[.B35]" office:value-type="float" office:value="2.27645500159541">
            <text:p>2.28</text:p>
          </table:table-cell>
          <table:table-cell office:value-type="string">
            <text:p>8.01428031604446e-6</text:p>
          </table:table-cell>
          <table:table-cell table:style-name="ce3" table:formula="of:=[.D36]/[.D35]" office:value-type="float" office:value="2.47022563070988">
            <text:p>2.47</text:p>
          </table:table-cell>
          <table:table-cell office:value-type="string">
            <text:p>1.0200968323130749e-4</text:p>
          </table:table-cell>
          <table:table-cell table:style-name="ce3" table:formula="of:=[.F36]/[.F35]" office:value-type="float" office:value="2.40740725659761">
            <text:p>2.41</text:p>
          </table:table-cell>
          <table:table-cell table:style-name="ce1" office:value-type="string">
            <text:p>3.145383132373585e-2</text:p>
          </table:table-cell>
          <table:table-cell table:style-name="ce3" table:formula="of:=[.H36]/[.H35]" office:value-type="float" office:value="2.07870277326971">
            <text:p>2.08</text:p>
          </table:table-cell>
        </table:table-row>
        <table:table-row table:style-name="ro1" table:number-rows-repeated="2">
          <table:table-cell table:number-columns-repeated="7"/>
          <table:table-cell table:style-name="ce1"/>
          <table:table-cell/>
        </table:table-row>
        <table:table-row table:style-name="ro1" table:number-rows-repeated="70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02/11/2011</text:date>, <text:time>23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1T23:27:34</dc:date>
    <dc:creator>Patrick Bahr</dc:creator>
    <meta:editing-duration>PT02H22M58S</meta:editing-duration>
    <meta:editing-cycles>7</meta:editing-cycles>
    <meta:document-statistic meta:table-count="1" meta:cell-count="276" meta:object-count="0"/>
  </office:meta>
</office:document-meta>
</file>